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normal" officeooo:paragraph-rsid="001b043f" style:font-weight-asian="normal" style:font-weight-complex="normal"/>
    </style:style>
    <style:style style:name="P3" style:family="paragraph" style:parent-style-name="Standard">
      <style:text-properties fo:language="ru" fo:country="RU" fo:font-weight="normal" officeooo:rsid="001b043f" officeooo:paragraph-rsid="001b043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dc2300"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text-properties fo:language="ru" fo:country="RU" fo:font-weight="normal" style:font-weight-asian="normal" style:font-weight-complex="normal"/>
    </style:style>
    <style:style style:name="P8" style:family="paragraph" style:parent-style-name="Standard" style:list-style-name="L1">
      <style:text-properties fo:language="ru" fo:country="RU" fo:font-weight="normal" officeooo:paragraph-rsid="001cc60c" style:font-weight-asian="normal" style:font-weight-complex="normal"/>
    </style:style>
    <style:style style:name="P9" style:family="paragraph" style:parent-style-name="Standard" style:list-style-name="L1">
      <style:text-properties fo:language="ru" fo:country="RU" fo:font-weight="normal" officeooo:paragraph-rsid="0019a732" style:font-weight-asian="normal" style:font-weight-complex="normal"/>
    </style:style>
    <style:style style:name="P10" style:family="paragraph" style:parent-style-name="Standard" style:list-style-name="L1">
      <style:text-properties fo:language="ru" fo:country="RU" fo:font-weight="normal" officeooo:rsid="001909e3" officeooo:paragraph-rsid="001909e3" style:font-weight-asian="normal" style:font-weight-complex="normal"/>
    </style:style>
    <style:style style:name="P11" style:family="paragraph" style:parent-style-name="Standard" style:list-style-name="L1">
      <style:text-properties fo:language="ru" fo:country="RU" fo:font-weight="normal" officeooo:rsid="0019a732" officeooo:paragraph-rsid="0019a732" style:font-weight-asian="normal" style:font-weight-complex="normal"/>
    </style:style>
    <style:style style:name="P12" style:family="paragraph" style:parent-style-name="Standard" style:list-style-name="L1">
      <style:text-properties fo:language="ru" fo:country="RU" fo:font-weight="normal" officeooo:rsid="0019a732" officeooo:paragraph-rsid="00237400" style:font-weight-asian="normal" style:font-weight-complex="normal"/>
    </style:style>
    <style:style style:name="P13" style:family="paragraph" style:parent-style-name="Standard" style:list-style-name="L1">
      <style:text-properties fo:language="ru" fo:country="RU" fo:font-weight="normal" officeooo:rsid="001fa19c" officeooo:paragraph-rsid="00175ec7" style:font-weight-asian="normal" style:font-weight-complex="normal"/>
    </style:style>
    <style:style style:name="T1" style:family="text">
      <style:text-properties style:font-name="Ubuntu" officeooo:rsid="00175ec7"/>
    </style:style>
    <style:style style:name="T2" style:family="text">
      <style:text-properties officeooo:rsid="0019a732"/>
    </style:style>
    <style:style style:name="T3" style:family="text">
      <style:text-properties officeooo:rsid="001b043f"/>
    </style:style>
    <style:style style:name="T4" style:family="text">
      <style:text-properties officeooo:rsid="001cc60c"/>
    </style:style>
    <style:style style:name="T5" style:family="text">
      <style:text-properties officeooo:rsid="001ea439"/>
    </style:style>
    <style:style style:name="T6" style:family="text">
      <style:text-properties officeooo:rsid="00208447"/>
    </style:style>
    <style:style style:name="T7" style:family="text">
      <style:text-properties officeooo:rsid="00237400"/>
    </style:style>
    <style:style style:name="T8" style:family="text">
      <style:text-properties officeooo:rsid="002451d2"/>
    </style:style>
    <style:style style:name="T9" style:family="text">
      <style:text-properties officeooo:rsid="0024544a"/>
    </style:style>
    <style:style style:name="T10" style:family="text">
      <style:text-properties officeooo:rsid="0024b1c3"/>
    </style:style>
    <style:style style:name="T11" style:family="text">
      <style:text-properties officeooo:rsid="0025ca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Красным выделены не доработанные блоки.</text:p>
      <text:p text:style-name="P4"/>
      <text:p text:style-name="P4"/>
      <text:p text:style-name="P5">Система управления РПК. </text:p>
      <text:p text:style-name="P5">Приложение 2_2. Модуль. Файл конфигурации.</text:p>
      <text:p text:style-name="P1"/>
      <text:p text:style-name="P1"/>
      <text:p text:style-name="P1"/>
      <text:p text:style-name="P1"/>
      <text:p text:style-name="P2"><text:span text:style-name="T3">Ф</text:span>айл конфигурации имеет формат XM<text:span text:style-name="T3">L со следующими ограничениями:</text:span></text:p>
      <text:p text:style-name="P3"/>
      <text:p text:style-name="P1"/>
      <text:list xml:id="list4605729564954974229" text:style-name="L1">
        <text:list-item>
          <text:p text:style-name="P7">пролог не используется</text:p>
        </text:list-item>
        <text:list-item>
          <text:p text:style-name="P8"><text:span text:style-name="T4">вне элемента не должно быть символов кроме XML комментари</text:span><text:span text:style-name="T5">ев</text:span></text:p>
        </text:list-item>
        <text:list-item>
          <text:p text:style-name="P10">между стартовым символом тега элемента ('&lt;') и именем элемента не должно быть пробелов. (Правильно: '&lt;Element'. Неправильно: '&lt; <text:s/>Element')</text:p>
        </text:list-item>
        <text:list-item>
          <text:p text:style-name="P10">элемент должен иметь имя.</text:p>
        </text:list-item>
        <text:list-item>
          <text:p text:style-name="P9"><text:span text:style-name="T2">в имени элемента и атрибута не должно быть символов: </text:span><text:span text:style-name="T6">'</text:span><text:span text:style-name="T9">\</text:span><text:span text:style-name="T6">n', </text:span><text:span text:style-name="T2">'пробел', '</text:span><text:span text:style-name="T1">"</text:span><text:span text:style-name="T2">', '=', '&lt;', '&gt;', '</text:span><text:span text:style-name="T10">/</text:span><text:span text:style-name="T2">'</text:span></text:p>
        </text:list-item>
        <text:list-item>
          <text:p text:style-name="P11">между именем элемента и атрибутом должно быть не менее одного пробела</text:p>
        </text:list-item>
        <text:list-item>
          <text:p text:style-name="P11">между атрибутами должно быть не менее одного пробела</text:p>
        </text:list-item>
        <text:list-item>
          <text:p text:style-name="P11">внутри элементов могут быть только элементы </text:p>
        </text:list-item>
        <text:list-item>
          <text:p text:style-name="P12"><text:span text:style-name="T7">комментарий не может быть внутри имени элемента, <text:s/>внутри атрибута (от начала имени атрибута до завершающей двойной кавычки), внутри комментария.</text:span></text:p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ja </meta:initial-creator>
    <meta:creation-date>2013-03-10T02:32:36</meta:creation-date>
    <dc:date>2013-04-12T15:53:04</dc:date>
    <dc:creator>ilja </dc:creator>
    <meta:editing-duration>P1DT1H9M38S</meta:editing-duration>
    <meta:editing-cycles>270</meta:editing-cycles>
    <meta:generator>LibreOffice/4.0.1.2$Linux_X86_64 LibreOffice_project/84102822e3d61eb989ddd325abf1ac077904985</meta:generator>
    <meta:printed-by>ilja </meta:printed-by>
    <meta:print-date>2013-04-10T16:44:59</meta:print-date>
    <meta:document-statistic meta:table-count="0" meta:image-count="0" meta:object-count="0" meta:page-count="1" meta:paragraph-count="14" meta:word-count="125" meta:character-count="823" meta:non-whitespace-character-count="717"/>
  </office:meta>
</office:document-meta>
</file>